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62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2.3272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1.9217in"/>
    </style:style>
    <style:style style:name="co7" style:family="table-column">
      <style:table-column-properties fo:break-before="auto" style:column-width="1.9752in"/>
    </style:style>
    <style:style style:name="co8" style:family="table-column">
      <style:table-column-properties fo:break-before="auto" style:column-width="1.9in"/>
    </style:style>
    <style:style style:name="co9" style:family="table-column">
      <style:table-column-properties fo:break-before="auto" style:column-width="1.5161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1.8575in"/>
    </style:style>
    <style:style style:name="co13" style:family="table-column">
      <style:table-column-properties fo:break-before="auto" style:column-width="1.8146in"/>
    </style:style>
    <style:style style:name="co14" style:family="table-column">
      <style:table-column-properties fo:break-before="auto" style:column-width="1.9429in"/>
    </style:style>
    <style:style style:name="co15" style:family="table-column">
      <style:table-column-properties fo:break-before="auto" style:column-width="1.8898in"/>
    </style:style>
    <style:style style:name="co16" style:family="table-column">
      <style:table-column-properties fo:break-before="auto" style:column-width="2.1673in"/>
    </style:style>
    <style:style style:name="co17" style:family="table-column">
      <style:table-column-properties fo:break-before="auto" style:column-width="1.548in"/>
    </style:style>
    <style:style style:name="co18" style:family="table-column">
      <style:table-column-properties fo:break-before="auto" style:column-width="1.6437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1.6972in"/>
    </style:style>
    <style:style style:name="co21" style:family="table-column">
      <style:table-column-properties fo:break-before="auto" style:column-width="2.039in"/>
    </style:style>
    <style:style style:name="co22" style:family="table-column">
      <style:table-column-properties fo:break-before="auto" style:column-width="1.8362in"/>
    </style:style>
    <style:style style:name="co23" style:family="table-column">
      <style:table-column-properties fo:break-before="auto" style:column-width="1.8465in"/>
    </style:style>
    <style:style style:name="co24" style:family="table-column">
      <style:table-column-properties fo:break-before="auto" style:column-width="1.8256in"/>
    </style:style>
    <style:style style:name="co25" style:family="table-column">
      <style:table-column-properties fo:break-before="auto" style:column-width="1.7189in"/>
    </style:style>
    <style:style style:name="co26" style:family="table-column">
      <style:table-column-properties fo:break-before="auto" style:column-width="1.8783in"/>
    </style:style>
    <style:style style:name="co27" style:family="table-column">
      <style:table-column-properties fo:break-before="auto" style:column-width="1.911in"/>
    </style:style>
    <style:style style:name="co28" style:family="table-column">
      <style:table-column-properties fo:break-before="auto" style:column-width="1.8043in"/>
    </style:style>
    <style:style style:name="co29" style:family="table-column">
      <style:table-column-properties fo:break-before="auto" style:column-width="1.7508in"/>
    </style:style>
    <style:style style:name="co30" style:family="table-column">
      <style:table-column-properties fo:break-before="auto" style:column-width="1.7929in"/>
    </style:style>
    <style:style style:name="co31" style:family="table-column">
      <style:table-column-properties fo:break-before="auto" style:column-width="1.5693in"/>
    </style:style>
    <style:style style:name="co32" style:family="table-column">
      <style:table-column-properties fo:break-before="auto" style:column-width="2.0071in"/>
    </style:style>
    <style:style style:name="co33" style:family="table-column">
      <style:table-column-properties fo:break-before="auto" style:column-width="1.6756in"/>
    </style:style>
    <style:style style:name="co34" style:family="table-column">
      <style:table-column-properties fo:break-before="auto" style:column-width="1.9535in"/>
    </style:style>
    <style:style style:name="co35" style:family="table-column">
      <style:table-column-properties fo:break-before="auto" style:column-width="1.9638in"/>
    </style:style>
    <style:style style:name="co36" style:family="table-column">
      <style:table-column-properties fo:break-before="auto" style:column-width="1.6335in"/>
    </style:style>
    <style:style style:name="co37" style:family="table-column">
      <style:table-column-properties fo:break-before="auto" style:column-width="1.7827in"/>
    </style:style>
    <style:style style:name="co38" style:family="table-column">
      <style:table-column-properties fo:break-before="auto" style:column-width="2.1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/>
    </style:style>
    <style:style style:name="ce5" style:family="table-cell" style:parent-style-name="Default">
      <style:text-properties fo:font-style="normal" style:text-underline-style="none"/>
    </style:style>
    <style:style style:name="ce6" style:family="table-cell" style:parent-style-name="Default">
      <style:text-properties fo:font-style="normal" fo:font-weight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/>
    </style:style>
    <style:style style:name="ce8" style:family="table-cell" style:parent-style-name="Default">
      <style:text-properties style:text-underline-style="none" fo:font-weight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 fo:font-weight="normal"/>
    </style:style>
    <style:style style:name="ce10" style:family="table-cell" style:parent-style-name="Default">
      <style:text-properties fo:font-weight="normal"/>
    </style:style>
    <style:style style:name="ce11" style:family="table-cell" style:parent-style-name="Default">
      <style:text-properties fo:font-style="normal" style:text-underline-style="none"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14" style:family="table-cell" style:parent-style-name="Default">
      <style:text-properties style:text-underline-style="none" fo:font-weight="bold"/>
    </style:style>
    <style:style style:name="ce15" style:family="table-cell" style:parent-style-name="Default" style:data-style-name="N37"/>
    <style:style style:name="ce16" style:family="table-cell" style:parent-style-name="Default" style:data-style-name="N0"/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4" table:default-cell-style-name="Default"/>
        <table:table-column table:style-name="co1" table:number-columns-repeated="245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3" office:value-type="string">
            <text:p>valid?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7]" office:value-type="string" office:string-value="Fri Aug 17 09:12:42 2007">
            <text:p>Fri Aug 17 09:12:42 2007</text:p>
          </table:table-cell>
          <table:table-cell table:formula="oooc:=[ROGUE.B6]" office:value-type="float" office:value="3177">
            <text:p>3177</text:p>
          </table:table-cell>
          <table:table-cell table:formula="oooc:=[ROGUE.C6]" office:value-type="float" office:value="3406">
            <text:p>3406</text:p>
          </table:table-cell>
          <table:table-cell table:formula="oooc:=[ROGUE.D6]" office:value-type="float" office:value="59961">
            <text:p>59961</text:p>
          </table:table-cell>
          <table:table-cell table:formula="oooc:=[ROGUE.E6]" office:value-type="float" office:value="32534">
            <text:p>32534</text:p>
          </table:table-cell>
          <table:table-cell table:formula="oooc:=[.G3]/[.F3]" office:value-type="float" office:value="0.542586014242591">
            <text:p>0.54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Fri Aug 17 13:12:31 2007">
            <text:p>Fri Aug 17 13:12:31 2007</text:p>
          </table:table-cell>
          <table:table-cell table:formula="oooc:=[ROGUE.F6]" office:value-type="float" office:value="5587">
            <text:p>5587</text:p>
          </table:table-cell>
          <table:table-cell table:formula="oooc:=[ROGUE.G6]" office:value-type="float" office:value="5249">
            <text:p>5249</text:p>
          </table:table-cell>
          <table:table-cell table:formula="oooc:=[ROGUE.H6]" office:value-type="float" office:value="20341">
            <text:p>20341</text:p>
          </table:table-cell>
          <table:table-cell table:formula="oooc:=[ROGUE.I6]" office:value-type="float" office:value="8549">
            <text:p>8549</text:p>
          </table:table-cell>
          <table:table-cell table:formula="oooc:=[.G4]/[.F4]" office:value-type="float" office:value="0.420284155154614">
            <text:p>0.42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Tue Aug 14 13:50:56 2007">
            <text:p>Tue Aug 14 13:50:56 2007</text:p>
          </table:table-cell>
          <table:table-cell table:style-name="ce5" table:formula="oooc:=[ROGUE.J6]" office:value-type="float" office:value="33877">
            <text:p>33877</text:p>
          </table:table-cell>
          <table:table-cell table:style-name="ce10" table:formula="oooc:=[ROGUE.K6]" office:value-type="float" office:value="36113">
            <text:p>36113</text:p>
          </table:table-cell>
          <table:table-cell table:style-name="ce10" table:formula="oooc:=[ROGUE.L6]" office:value-type="float" office:value="96256">
            <text:p>96256</text:p>
          </table:table-cell>
          <table:table-cell table:formula="oooc:=[ROGUE.M6]" office:value-type="float" office:value="53314">
            <text:p>53314</text:p>
          </table:table-cell>
          <table:table-cell table:formula="oooc:=[.G5]/[.F5]" office:value-type="float" office:value="0.553877160904255">
            <text:p>0.5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Fri Aug 17 10:09:25 2007">
            <text:p>Fri Aug 17 10:09:25 2007</text:p>
          </table:table-cell>
          <table:table-cell table:style-name="ce5" table:formula="oooc:=[ROGUE.N6]" office:value-type="float" office:value="63516">
            <text:p>63516</text:p>
          </table:table-cell>
          <table:table-cell/>
          <table:table-cell table:formula="oooc:=[ROGUE.O6]" office:value-type="float" office:value="6893">
            <text:p>6893</text:p>
          </table:table-cell>
          <table:table-cell table:formula="oooc:=[ROGUE.P6]" office:value-type="float" office:value="1057">
            <text:p>1057</text:p>
          </table:table-cell>
          <table:table-cell table:formula="oooc:=[.G6]/[.F6]" office:value-type="float" office:value="0.153343972145655">
            <text:p>0.1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Fri Aug 17 09:34:51 2007">
            <text:p>Fri Aug 17 09:34:51 2007</text:p>
          </table:table-cell>
          <table:table-cell table:style-name="ce5" table:formula="oooc:=[ROGUE.Q6]" office:value-type="float" office:value="21415">
            <text:p>21415</text:p>
          </table:table-cell>
          <table:table-cell/>
          <table:table-cell table:formula="oooc:=[ROGUE.R6]" office:value-type="float" office:value="21415">
            <text:p>21415</text:p>
          </table:table-cell>
          <table:table-cell table:formula="oooc:=[ROGUE.S6]" office:value-type="float" office:value="948">
            <text:p>948</text:p>
          </table:table-cell>
          <table:table-cell table:formula="oooc:=[.G7]/[.F7]" office:value-type="float" office:value="0.0442680364230679">
            <text:p>0.04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Tue Aug 14 13:13:27 2007">
            <text:p>Tue Aug 14 13:13:27 2007</text:p>
          </table:table-cell>
          <table:table-cell table:formula="oooc:=[ROGUE.T6]" office:value-type="float" office:value="3177">
            <text:p>3177</text:p>
          </table:table-cell>
          <table:table-cell/>
          <table:table-cell table:formula="oooc:=[ROGUE.U6]" office:value-type="float" office:value="4099">
            <text:p>4099</text:p>
          </table:table-cell>
          <table:table-cell table:formula="oooc:=[ROGUE.V6]" office:value-type="float" office:value="2924">
            <text:p>2924</text:p>
          </table:table-cell>
          <table:table-cell table:formula="oooc:=[.G8]/[.F8]" office:value-type="float" office:value="0.713344718223957">
            <text:p>0.7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ue Aug 14 15:21:25 2007">
            <text:p>Tue Aug 14 15:21:25 2007</text:p>
          </table:table-cell>
          <table:table-cell table:formula="oooc:=[ROGUE.W6]" office:value-type="float" office:value="67772">
            <text:p>67772</text:p>
          </table:table-cell>
          <table:table-cell/>
          <table:table-cell table:style-name="ce5" table:formula="oooc:=[ROGUE.X6]" office:value-type="float" office:value="80631">
            <text:p>80631</text:p>
          </table:table-cell>
          <table:table-cell table:formula="oooc:=[ROGUE.Y6]" office:value-type="float" office:value="36509">
            <text:p>36509</text:p>
          </table:table-cell>
          <table:table-cell table:formula="oooc:=[.G9]/[.F9]" office:value-type="float" office:value="0.452791110118937">
            <text:p>0.4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3" office:value-type="string">
            <text:p>valid?</text:p>
          </table:table-cell>
          <table:table-cell table:style-name="ce2"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Tue Aug 14 16:49:18 2007">
            <text:p>Tue Aug 14 16:49:18 2007</text:p>
          </table:table-cell>
          <table:table-cell table:formula="oooc:=[WARGAME.B7]" office:value-type="float" office:value="6797">
            <text:p>6797</text:p>
          </table:table-cell>
          <table:table-cell table:style-name="ce5" table:formula="oooc:=[WARGAME.C7]" office:value-type="float" office:value="3893">
            <text:p>3893</text:p>
          </table:table-cell>
          <table:table-cell table:style-name="ce5" table:formula="oooc:=[WARGAME.D7]" office:value-type="float" office:value="6262">
            <text:p>6262</text:p>
          </table:table-cell>
          <table:table-cell table:formula="oooc:=[WARGAME.E7]" office:value-type="float" office:value="4861">
            <text:p>4861</text:p>
          </table:table-cell>
          <table:table-cell table:formula="oooc:=[.G13]/[.F13]" office:value-type="float" office:value="0.776269562440115">
            <text:p>0.7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Tue Aug 14 16:56:28 2007">
            <text:p>Tue Aug 14 16:56:28 2007</text:p>
          </table:table-cell>
          <table:table-cell table:style-name="ce6" table:formula="oooc:=[WARGAME.F7]" office:value-type="float" office:value="1668">
            <text:p>1668</text:p>
          </table:table-cell>
          <table:table-cell table:style-name="ce5" table:formula="oooc:=[WARGAME.G7]" office:value-type="float" office:value="8088">
            <text:p>8088</text:p>
          </table:table-cell>
          <table:table-cell table:style-name="ce5" table:formula="oooc:=[WARGAME.H7]" office:value-type="float" office:value="2958">
            <text:p>2958</text:p>
          </table:table-cell>
          <table:table-cell table:formula="oooc:=[WARGAME.I7]" office:value-type="float" office:value="831">
            <text:p>831</text:p>
          </table:table-cell>
          <table:table-cell table:formula="oooc:=[.G14]/[.F14]" office:value-type="float" office:value="0.280933062880325">
            <text:p>0.2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Tue Aug 14 12:57:08 2007">
            <text:p>Tue Aug 14 12:57:08 2007</text:p>
          </table:table-cell>
          <table:table-cell table:formula="oooc:=[WARGAME.J7]" office:value-type="float" office:value="10469">
            <text:p>10469</text:p>
          </table:table-cell>
          <table:table-cell/>
          <table:table-cell table:formula="oooc:=[WARGAME.K7]" office:value-type="float" office:value="5155">
            <text:p>5155</text:p>
          </table:table-cell>
          <table:table-cell table:formula="oooc:=[WARGAME.L7]" office:value-type="float" office:value="5616">
            <text:p>5616</text:p>
          </table:table-cell>
          <table:table-cell table:formula="oooc:=[.G15]/[.F15]" office:value-type="float" office:value="1.0894277400582">
            <text:p>1.0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Tue Aug 14 17:10:26 2007">
            <text:p>Tue Aug 14 17:10:26 2007</text:p>
          </table:table-cell>
          <table:table-cell table:formula="oooc:=[WARGAME.M7]" office:value-type="float" office:value="9492">
            <text:p>9492</text:p>
          </table:table-cell>
          <table:table-cell/>
          <table:table-cell table:formula="oooc:=[WARGAME.N7]" office:value-type="float" office:value="3747">
            <text:p>3747</text:p>
          </table:table-cell>
          <table:table-cell table:formula="oooc:=[WARGAME.O7]" office:value-type="float" office:value="2943">
            <text:p>2943</text:p>
          </table:table-cell>
          <table:table-cell table:formula="oooc:=[.G16]/[.F16]" office:value-type="float" office:value="0.785428342674139">
            <text:p>0.7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Tue Aug 14 13:01:37 2007">
            <text:p>Tue Aug 14 13:01:37 2007</text:p>
          </table:table-cell>
          <table:table-cell table:style-name="ce7" table:formula="oooc:=[WARGAME.P7]" office:value-type="float" office:value="23223">
            <text:p>23223</text:p>
          </table:table-cell>
          <table:table-cell/>
          <table:table-cell table:style-name="ce10" table:formula="oooc:=[WARGAME.Q7]" office:value-type="float" office:value="4406">
            <text:p>4406</text:p>
          </table:table-cell>
          <table:table-cell table:formula="oooc:=[WARGAME.R7]" office:value-type="float" office:value="4635">
            <text:p>4635</text:p>
          </table:table-cell>
          <table:table-cell table:formula="oooc:=[.G17]/[.F17]" office:value-type="float" office:value="1.05197458011802">
            <text:p>1.0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Tue Aug 14 17:07:33 2007">
            <text:p>Tue Aug 14 17:07:33 2007</text:p>
          </table:table-cell>
          <table:table-cell table:style-name="ce5" table:formula="oooc:=[WARGAME.S7]" office:value-type="float" office:value="44475">
            <text:p>44475</text:p>
          </table:table-cell>
          <table:table-cell/>
          <table:table-cell table:style-name="ce5" table:formula="oooc:=[WARGAME.T7]" office:value-type="float" office:value="13006">
            <text:p>13006</text:p>
          </table:table-cell>
          <table:table-cell table:formula="oooc:=[WARGAME.U7]" office:value-type="float" office:value="5875">
            <text:p>5875</text:p>
          </table:table-cell>
          <table:table-cell table:formula="oooc:=[.G18]/[.F18]" office:value-type="float" office:value="0.451714593264647">
            <text:p>0.4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Tue Aug 14 12:53:52 2007">
            <text:p>Tue Aug 14 12:53:52 2007</text:p>
          </table:table-cell>
          <table:table-cell table:style-name="ce8" table:formula="oooc:=[WARGAME.V7]" office:value-type="float" office:value="10469">
            <text:p>10469</text:p>
          </table:table-cell>
          <table:table-cell/>
          <table:table-cell table:formula="oooc:=[WARGAME.W7]" office:value-type="float" office:value="13029">
            <text:p>13029</text:p>
          </table:table-cell>
          <table:table-cell table:formula="oooc:=[WARGAME.X7]" office:value-type="float" office:value="7497">
            <text:p>7497</text:p>
          </table:table-cell>
          <table:table-cell table:formula="oooc:=[.G19]/[.F19]" office:value-type="float" office:value="0.575408703661064">
            <text:p>0.5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ue Aug 14 12:55:06 2007">
            <text:p>Tue Aug 14 12:55:06 2007</text:p>
          </table:table-cell>
          <table:table-cell table:formula="oooc:=[WARGAME.Y7]" office:value-type="float" office:value="9492">
            <text:p>9492</text:p>
          </table:table-cell>
          <table:table-cell/>
          <table:table-cell table:style-name="ce11" table:formula="oooc:=[WARGAME.Z7]" office:value-type="float" office:value="16126">
            <text:p>16126</text:p>
          </table:table-cell>
          <table:table-cell table:formula="oooc:=[WARGAME.AA7]" office:value-type="float" office:value="9033">
            <text:p>9033</text:p>
          </table:table-cell>
          <table:table-cell table:formula="oooc:=[.G20]/[.F20]" office:value-type="float" office:value="0.560151308445988">
            <text:p>0.56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3" office:value-type="string">
            <text:p>valid?</text:p>
          </table:table-cell>
          <table:table-cell table:style-name="ce2"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Tue Aug 14 15:57:39 2007">
            <text:p>Tue Aug 14 15:57:39 2007</text:p>
          </table:table-cell>
          <table:table-cell table:formula="oooc:=[ESCAPE.B7]" office:value-type="float" office:value="24070">
            <text:p>24070</text:p>
          </table:table-cell>
          <table:table-cell table:formula="oooc:=[ESCAPE.C7]" office:value-type="float" office:value="1596">
            <text:p>1596</text:p>
          </table:table-cell>
          <table:table-cell table:style-name="ce6" table:formula="oooc:=[ESCAPE.D7]" office:value-type="float" office:value="14499">
            <text:p>14499</text:p>
          </table:table-cell>
          <table:table-cell table:style-name="ce5" table:formula="oooc:=[ESCAPE.E7]" office:value-type="float" office:value="2248">
            <text:p>2248</text:p>
          </table:table-cell>
          <table:table-cell table:formula="oooc:=[.G24]/[.F24]" office:value-type="float" office:value="0.155045175529347">
            <text:p>0.16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Tue Aug 14 15:59:36 2007">
            <text:p>Tue Aug 14 15:59:36 2007</text:p>
          </table:table-cell>
          <table:table-cell table:formula="oooc:=[ESCAPE.F7]" office:value-type="float" office:value="4645">
            <text:p>4645</text:p>
          </table:table-cell>
          <table:table-cell table:formula="oooc:=[ESCAPE.G7]" office:value-type="float" office:value="11320">
            <text:p>11320</text:p>
          </table:table-cell>
          <table:table-cell table:formula="oooc:=[ESCAPE.H7]" office:value-type="float" office:value="11320">
            <text:p>11320</text:p>
          </table:table-cell>
          <table:table-cell table:formula="oooc:=[ESCAPE.I7]" office:value-type="float" office:value="9312">
            <text:p>9312</text:p>
          </table:table-cell>
          <table:table-cell table:formula="oooc:=[.G25]/[.F25]" office:value-type="float" office:value="0.822614840989399">
            <text:p>0.82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Tue Aug 14 16:02:19 2007">
            <text:p>Tue Aug 14 16:02:19 2007</text:p>
          </table:table-cell>
          <table:table-cell table:formula="oooc:=[ESCAPE.J7]" office:value-type="float" office:value="9280">
            <text:p>9280</text:p>
          </table:table-cell>
          <table:table-cell/>
          <table:table-cell table:formula="oooc:=[ESCAPE.K7]" office:value-type="float" office:value="6907">
            <text:p>6907</text:p>
          </table:table-cell>
          <table:table-cell table:formula="oooc:=[ESCAPE.L7]" office:value-type="float" office:value="5026">
            <text:p>5026</text:p>
          </table:table-cell>
          <table:table-cell table:formula="oooc:=[.G26]/[.F26]" office:value-type="float" office:value="0.72766758361083">
            <text:p>0.73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Tue Aug 14 16:04:34 2007">
            <text:p>Tue Aug 14 16:04:34 2007</text:p>
          </table:table-cell>
          <table:table-cell table:formula="oooc:=[ESCAPE.M7]" office:value-type="float" office:value="9280">
            <text:p>9280</text:p>
          </table:table-cell>
          <table:table-cell/>
          <table:table-cell table:formula="oooc:=[ESCAPE.N7]" office:value-type="float" office:value="10774">
            <text:p>10774</text:p>
          </table:table-cell>
          <table:table-cell table:formula="oooc:=[ESCAPE.O7]" office:value-type="float" office:value="5831">
            <text:p>5831</text:p>
          </table:table-cell>
          <table:table-cell table:formula="oooc:=[.G27]/[.F27]" office:value-type="float" office:value="0.541210321143494">
            <text:p>0.54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Tue Aug 14 17:00:48 2007">
            <text:p>Tue Aug 14 17:00:48 2007</text:p>
          </table:table-cell>
          <table:table-cell table:style-name="ce9" table:formula="oooc:=[ESCAPE.P7]" office:value-type="float" office:value="158006">
            <text:p>158006</text:p>
          </table:table-cell>
          <table:table-cell/>
          <table:table-cell table:formula="oooc:=[ESCAPE.Q7]" office:value-type="float" office:value="24067">
            <text:p>24067</text:p>
          </table:table-cell>
          <table:table-cell table:style-name="ce5" table:formula="oooc:=[ESCAPE.R7]" office:value-type="float" office:value="6667">
            <text:p>6667</text:p>
          </table:table-cell>
          <table:table-cell table:formula="oooc:=[.G28]/[.F28]" office:value-type="float" office:value="0.27701832384593">
            <text:p>0.2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Tue Aug 14 17:07:47 2007">
            <text:p>Tue Aug 14 17:07:47 2007</text:p>
          </table:table-cell>
          <table:table-cell table:style-name="ce5" table:formula="oooc:=[ESCAPE.S7]" office:value-type="float" office:value="54025">
            <text:p>54025</text:p>
          </table:table-cell>
          <table:table-cell/>
          <table:table-cell table:formula="oooc:=[ESCAPE.T7]" office:value-type="float" office:value="1393">
            <text:p>1393</text:p>
          </table:table-cell>
          <table:table-cell table:formula="oooc:=[ESCAPE.U7]" office:value-type="float" office:value="907">
            <text:p>907</text:p>
          </table:table-cell>
          <table:table-cell table:formula="oooc:=[.G29]/[.F29]" office:value-type="float" office:value="0.651112706389088">
            <text:p>0.6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ue Aug 14 16:17:10 2007">
            <text:p>Tue Aug 14 16:17:10 2007</text:p>
          </table:table-cell>
          <table:table-cell table:formula="oooc:=[ESCAPE.V7]" office:value-type="float" office:value="22359">
            <text:p>22359</text:p>
          </table:table-cell>
          <table:table-cell/>
          <table:table-cell table:style-name="ce11" table:formula="oooc:=[ESCAPE.W7]" office:value-type="float" office:value="27625">
            <text:p>27625</text:p>
          </table:table-cell>
          <table:table-cell table:formula="oooc:=[ESCAPE.X7]" office:value-type="float" office:value="7910">
            <text:p>7910</text:p>
          </table:table-cell>
          <table:table-cell table:formula="oooc:=[.G30]/[.F30]" office:value-type="float" office:value="0.286334841628959">
            <text:p>0.2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2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3" office:value-type="string">
            <text:p>valid?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LEVEL10.B8]" office:value-type="string" office:string-value="Fri Aug 17 14:45:28 2007">
            <text:p>Fri Aug 17 14:45:28 2007</text:p>
          </table:table-cell>
          <table:table-cell table:formula="oooc:=[LEVEL10.B7]" office:value-type="float" office:value="5239">
            <text:p>5239</text:p>
          </table:table-cell>
          <table:table-cell/>
          <table:table-cell table:formula="oooc:=[LEVEL10.C7]" office:value-type="float" office:value="1639">
            <text:p>1639</text:p>
          </table:table-cell>
          <table:table-cell table:formula="oooc:=[LEVEL10.D7]" office:value-type="float" office:value="1639">
            <text:p>1639</text:p>
          </table:table-cell>
          <table:table-cell table:formula="oooc:=[.G35]/[.F35]"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LEVEL10.E8]" office:value-type="string" office:string-value="Wed Aug 15 16:56:01 2007">
            <text:p>Wed Aug 15 16:56:01 2007</text:p>
          </table:table-cell>
          <table:table-cell table:formula="oooc:=[LEVEL10.E7]" office:value-type="float" office:value="34">
            <text:p>34</text:p>
          </table:table-cell>
          <table:table-cell/>
          <table:table-cell table:formula="oooc:=[LEVEL10.F7]" office:value-type="float" office:value="3850">
            <text:p>3850</text:p>
          </table:table-cell>
          <table:table-cell table:formula="oooc:=[LEVEL10.G7]" office:value-type="float" office:value="3850">
            <text:p>3850</text:p>
          </table:table-cell>
          <table:table-cell table:formula="oooc:=[.G36]/[.F36]"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LEVEL10.H8]" office:value-type="string" office:string-value="Fri Aug 17 14:40:11 2007">
            <text:p>Fri Aug 17 14:40:11 2007</text:p>
          </table:table-cell>
          <table:table-cell table:formula="oooc:=[LEVEL10.H7]" office:value-type="float" office:value="1596">
            <text:p>1596</text:p>
          </table:table-cell>
          <table:table-cell/>
          <table:table-cell table:formula="oooc:=[LEVEL10.I7]" office:value-type="float" office:value="1325">
            <text:p>1325</text:p>
          </table:table-cell>
          <table:table-cell table:formula="oooc:=[LEVEL10.J7]" office:value-type="float" office:value="0">
            <text:p>0</text:p>
          </table:table-cell>
          <table:table-cell table:formula="oooc:=[.G37]/[.F37]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LEVEL10.K8]" office:value-type="string" office:string-value="Fri Aug 17 14:36:24 2007">
            <text:p>Fri Aug 17 14:36:24 2007</text:p>
          </table:table-cell>
          <table:table-cell table:formula="oooc:=[LEVEL10.K7]" office:value-type="float" office:value="17916">
            <text:p>17916</text:p>
          </table:table-cell>
          <table:table-cell/>
          <table:table-cell table:formula="oooc:=[LEVEL10.L7]" office:value-type="float" office:value="1066">
            <text:p>1066</text:p>
          </table:table-cell>
          <table:table-cell table:formula="oooc:=[LEVEL10.M7]" office:value-type="float" office:value="1066">
            <text:p>1066</text:p>
          </table:table-cell>
          <table:table-cell table:formula="oooc:=[.G38]/[.F38]"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LEVEL10.N8]" office:value-type="string" office:string-value="Fri Aug 17 10:31:51 2007">
            <text:p>Fri Aug 17 10:31:51 2007</text:p>
          </table:table-cell>
          <table:table-cell table:formula="oooc:=[LEVEL10.N7]" office:value-type="float" office:value="54025">
            <text:p>54025</text:p>
          </table:table-cell>
          <table:table-cell/>
          <table:table-cell table:formula="oooc:=[LEVEL10.O7]" office:value-type="float" office:value="7965">
            <text:p>7965</text:p>
          </table:table-cell>
          <table:table-cell table:formula="oooc:=[LEVEL10.P7]" office:value-type="float" office:value="7965">
            <text:p>7965</text:p>
          </table:table-cell>
          <table:table-cell table:formula="oooc:=[.G39]/[.F39]"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LEVEL10.Q8]" office:value-type="string" office:string-value="Fri Aug 17 10:35:42 2007">
            <text:p>Fri Aug 17 10:35:42 2007</text:p>
          </table:table-cell>
          <table:table-cell table:formula="oooc:=[LEVEL10.Q7]" office:value-type="float" office:value="26637">
            <text:p>26637</text:p>
          </table:table-cell>
          <table:table-cell/>
          <table:table-cell table:formula="oooc:=[LEVEL10.R7]" office:value-type="float" office:value="3276">
            <text:p>3276</text:p>
          </table:table-cell>
          <table:table-cell table:formula="oooc:=[LEVEL10.S7]" office:value-type="float" office:value="3276">
            <text:p>3276</text:p>
          </table:table-cell>
          <table:table-cell table:formula="oooc:=[.G40]/[.F40]"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LEVEL10.T8]" office:value-type="string" office:string-value="Fri Aug 17 14:24:14 2007">
            <text:p>Fri Aug 17 14:24:14 2007</text:p>
          </table:table-cell>
          <table:table-cell table:formula="oooc:=[LEVEL10.T7]" office:value-type="float" office:value="29214">
            <text:p>29214</text:p>
          </table:table-cell>
          <table:table-cell/>
          <table:table-cell table:formula="oooc:=[LEVEL10.U7]" office:value-type="float" office:value="797">
            <text:p>797</text:p>
          </table:table-cell>
          <table:table-cell table:formula="oooc:=[LEVEL10.V7]" office:value-type="float" office:value="797">
            <text:p>797</text:p>
          </table:table-cell>
          <table:table-cell table:formula="oooc:=[.G41]/[.F41]"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4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177">
            <text:p>3177</text:p>
          </table:table-cell>
          <table:table-cell office:value-type="float" office:value="3406">
            <text:p>3406</text:p>
          </table:table-cell>
          <table:table-cell office:value-type="float" office:value="59961">
            <text:p>59961</text:p>
          </table:table-cell>
          <table:table-cell office:value-type="float" office:value="32534">
            <text:p>32534</text:p>
          </table:table-cell>
          <table:table-cell office:value-type="float" office:value="5587">
            <text:p>5587</text:p>
          </table:table-cell>
          <table:table-cell office:value-type="float" office:value="5249">
            <text:p>5249</text:p>
          </table:table-cell>
          <table:table-cell office:value-type="float" office:value="20341">
            <text:p>20341</text:p>
          </table:table-cell>
          <table:table-cell office:value-type="float" office:value="8549">
            <text:p>8549</text:p>
          </table:table-cell>
          <table:table-cell office:value-type="float" office:value="33877">
            <text:p>33877</text:p>
          </table:table-cell>
          <table:table-cell office:value-type="float" office:value="36113">
            <text:p>36113</text:p>
          </table:table-cell>
          <table:table-cell office:value-type="float" office:value="96256">
            <text:p>96256</text:p>
          </table:table-cell>
          <table:table-cell office:value-type="float" office:value="53314">
            <text:p>53314</text:p>
          </table:table-cell>
          <table:table-cell office:value-type="float" office:value="63516">
            <text:p>63516</text:p>
          </table:table-cell>
          <table:table-cell office:value-type="float" office:value="6893">
            <text:p>6893</text:p>
          </table:table-cell>
          <table:table-cell office:value-type="float" office:value="1057">
            <text:p>1057</text:p>
          </table:table-cell>
          <table:table-cell table:number-columns-repeated="2" office:value-type="float" office:value="21415">
            <text:p>21415</text:p>
          </table:table-cell>
          <table:table-cell office:value-type="float" office:value="948">
            <text:p>948</text:p>
          </table:table-cell>
          <table:table-cell office:value-type="float" office:value="3177">
            <text:p>3177</text:p>
          </table:table-cell>
          <table:table-cell office:value-type="float" office:value="4099">
            <text:p>4099</text:p>
          </table:table-cell>
          <table:table-cell office:value-type="float" office:value="2924">
            <text:p>2924</text:p>
          </table:table-cell>
          <table:table-cell office:value-type="float" office:value="67772">
            <text:p>67772</text:p>
          </table:table-cell>
          <table:table-cell office:value-type="float" office:value="80631">
            <text:p>80631</text:p>
          </table:table-cell>
          <table:table-cell office:value-type="float" office:value="36509">
            <text:p>36509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Fri Aug 17 09:12:42 2007</text:p>
          </table:table-cell>
          <table:table-cell office:value-type="string">
            <text:p>Fri Aug 17 09:14:56 2007</text:p>
          </table:table-cell>
          <table:table-cell office:value-type="string">
            <text:p>Fri Aug 17 10:29:15 2007</text:p>
          </table:table-cell>
          <table:table-cell office:value-type="string">
            <text:p>Fri Aug 17 09:45:00 2007</text:p>
          </table:table-cell>
          <table:table-cell office:value-type="string">
            <text:p>Fri Aug 17 13:12:31 2007</text:p>
          </table:table-cell>
          <table:table-cell office:value-type="string">
            <text:p>Fri Aug 17 13:15:21 2007</text:p>
          </table:table-cell>
          <table:table-cell office:value-type="string">
            <text:p>Fri Aug 17 13:29:37 2007</text:p>
          </table:table-cell>
          <table:table-cell office:value-type="string">
            <text:p>Fri Aug 17 13:19:54 2007</text:p>
          </table:table-cell>
          <table:table-cell office:value-type="string">
            <text:p>Tue Aug 14 13:50:56 2007</text:p>
          </table:table-cell>
          <table:table-cell office:value-type="string">
            <text:p>Tue Aug 14 14:43:15 2007</text:p>
          </table:table-cell>
          <table:table-cell office:value-type="string">
            <text:p>Tue Aug 14 17:27:24 2007</text:p>
          </table:table-cell>
          <table:table-cell office:value-type="string">
            <text:p>Tue Aug 14 15:39:52 2007</text:p>
          </table:table-cell>
          <table:table-cell office:value-type="string">
            <text:p>Fri Aug 17 10:09:25 2007</text:p>
          </table:table-cell>
          <table:table-cell office:value-type="string">
            <text:p>Fri Aug 17 10:14:50 2007</text:p>
          </table:table-cell>
          <table:table-cell office:value-type="string">
            <text:p>Fri Aug 17 10:10:17 2007</text:p>
          </table:table-cell>
          <table:table-cell office:value-type="string">
            <text:p>Fri Aug 17 09:34:51 2007</text:p>
          </table:table-cell>
          <table:table-cell office:value-type="string">
            <text:p>Fri Aug 17 10:00:30 2007</text:p>
          </table:table-cell>
          <table:table-cell office:value-type="string">
            <text:p>Fri Aug 17 09:35:36 2007</text:p>
          </table:table-cell>
          <table:table-cell office:value-type="string">
            <text:p>Tue Aug 14 13:13:27 2007</text:p>
          </table:table-cell>
          <table:table-cell office:value-type="string">
            <text:p>Tue Aug 14 13:24:05 2007</text:p>
          </table:table-cell>
          <table:table-cell office:value-type="string">
            <text:p>Tue Aug 14 13:18:59 2007</text:p>
          </table:table-cell>
          <table:table-cell office:value-type="string">
            <text:p>Tue Aug 14 15:21:25 2007</text:p>
          </table:table-cell>
          <table:table-cell office:value-type="string">
            <text:p>Tue Aug 14 19:12:29 2007</text:p>
          </table:table-cell>
          <table:table-cell office:value-type="string">
            <text:p>Tue Aug 14 16:27:11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2">
          <table:table-cell office:value-type="string">
            <text:p>when</text:p>
          </table:table-cell>
          <table:table-cell table:style-name="ce15" office:value-type="string">
            <text:p>smaug:/home/swinterm/2GGP/GGP/scripts/mRogue-TL-Level-6-1-Source-1.log</text:p>
          </table:table-cell>
          <table:table-cell table:style-name="ce15" office:value-type="string">
            <text:p>smaug:/home/swinterm/2GGP/GGP/scripts/mRogue-TL-Level-6-1-Source-2.log</text:p>
          </table:table-cell>
          <table:table-cell table:style-name="ce15" office:value-type="string">
            <text:p>smaug:/home/swinterm/2GGP/GGP/scripts/mRogue-TL-Level-6-1-Target_no_source.log</text:p>
          </table:table-cell>
          <table:table-cell table:style-name="ce15" office:value-type="string">
            <text:p>smaug:/home/swinterm/2GGP/GGP/scripts/mRogue-TL-Level-6-1-Target_after_source.log</text:p>
          </table:table-cell>
          <table:table-cell table:style-name="ce15" office:value-type="string">
            <text:p>bahamut:/home/swinterm/GGP/scripts/mRogue-TL-Level-6-2-Source-1.log</text:p>
          </table:table-cell>
          <table:table-cell table:style-name="ce15" office:value-type="string">
            <text:p>bahamut:/home/swinterm/GGP/scripts/mRogue-TL-Level-6-2-Source-2.log</text:p>
          </table:table-cell>
          <table:table-cell table:style-name="ce15" office:value-type="string">
            <text:p>bahamut:/home/swinterm/GGP/scripts/mRogue-TL-Level-6-2-Target_no_source.log</text:p>
          </table:table-cell>
          <table:table-cell table:style-name="ce15" office:value-type="string">
            <text:p>bahamut:/home/swinterm/GGP/scripts/mRogue-TL-Level-6-2-Target_after_source.log</text:p>
          </table:table-cell>
          <table:table-cell table:style-name="ce16" office:value-type="string">
            <text:p>smaug:/home/swinterm/GGP/scripts/mRogue-TL-Level-6-3-Source-1.log</text:p>
          </table:table-cell>
          <table:table-cell office:value-type="string">
            <text:p>smaug:/home/swinterm/GGP/scripts/mRogue-TL-Level-6-3-Source-2.log</text:p>
          </table:table-cell>
          <table:table-cell office:value-type="string">
            <text:p>smaug:/home/swinterm/GGP/scripts/mRogue-TL-Level-6-3-Target_no_source.log</text:p>
          </table:table-cell>
          <table:table-cell office:value-type="string">
            <text:p>smaug:/home/swinterm/GGP/scripts/mRogue-TL-Level-6-3-Target_after_source.log</text:p>
          </table:table-cell>
          <table:table-cell table:style-name="ce15" office:value-type="string">
            <text:p>smaug:/home/swinterm/GGP/scripts/mRogue-TL-Level-8-1-Source.log</text:p>
          </table:table-cell>
          <table:table-cell table:style-name="ce15" office:value-type="string">
            <text:p>smaug:/home/swinterm/GGP/scripts/mRogue-TL-Level-8-1-Target_no_source.log</text:p>
          </table:table-cell>
          <table:table-cell table:style-name="ce15" office:value-type="string">
            <text:p>smaug:/home/swinterm/GGP/scripts/mRogue-TL-Level-8-1-Target_after_source.log</text:p>
          </table:table-cell>
          <table:table-cell office:value-type="string">
            <text:p>grapes:/home/swinterm/GGP/scripts/mRogue-TL-Level-8-2-Source.log</text:p>
          </table:table-cell>
          <table:table-cell table:style-name="ce15" office:value-type="string">
            <text:p>grapes:/home/swinterm/GGP/scripts/mRogue-TL-Level-8-2-Target_no_source.log</text:p>
          </table:table-cell>
          <table:table-cell table:style-name="ce15" office:value-type="string">
            <text:p>grapes:/home/swinterm/GGP/scripts/mRogue-TL-Level-8-2-Target_after_source.log</text:p>
          </table:table-cell>
          <table:table-cell table:style-name="ce15" office:value-type="string">
            <text:p>auk:/home/swinterm/GGP/scripts/mRogue-TL-Level-9-1-Source.log</text:p>
          </table:table-cell>
          <table:table-cell table:style-name="ce15" office:value-type="string">
            <text:p>auk:/home/swinterm/GGP/scripts/mRogue-TL-Level-9-1-Target_no_source.log</text:p>
          </table:table-cell>
          <table:table-cell table:style-name="ce15" office:value-type="string">
            <text:p>auk:/home/swinterm/GGP/scripts/mRogue-TL-Level-9-1-Target_after_source.log</text:p>
          </table:table-cell>
          <table:table-cell table:style-name="ce15" office:value-type="string">
            <text:p>grapes:/home/swinterm/GGP/scripts/mRogue-TL-Level-9-2-Source.log</text:p>
          </table:table-cell>
          <table:table-cell table:style-name="ce15" office:value-type="string">
            <text:p>grapes:/home/swinterm/GGP/scripts/mRogue-TL-Level-9-2-Target_no_source.log</text:p>
          </table:table-cell>
          <table:table-cell table:style-name="ce15" office:value-type="string">
            <text:p>grapes:/home/swinterm/GGP/scripts/mRogue-TL-Level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382">
            <text:p>382</text:p>
          </table:table-cell>
          <table:table-cell office:value-type="float" office:value="400">
            <text:p>400</text:p>
          </table:table-cell>
          <table:table-cell office:value-type="float" office:value="7104">
            <text:p>7104</text:p>
          </table:table-cell>
          <table:table-cell office:value-type="float" office:value="3931">
            <text:p>3931</text:p>
          </table:table-cell>
          <table:table-cell office:value-type="float" office:value="690">
            <text:p>690</text:p>
          </table:table-cell>
          <table:table-cell office:value-type="float" office:value="645">
            <text:p>645</text:p>
          </table:table-cell>
          <table:table-cell office:value-type="float" office:value="2466">
            <text:p>2466</text:p>
          </table:table-cell>
          <table:table-cell office:value-type="float" office:value="1035">
            <text:p>1035</text:p>
          </table:table-cell>
          <table:table-cell office:value-type="float" office:value="4107">
            <text:p>4107</text:p>
          </table:table-cell>
          <table:table-cell office:value-type="float" office:value="4388">
            <text:p>4388</text:p>
          </table:table-cell>
          <table:table-cell office:value-type="float" office:value="11930">
            <text:p>11930</text:p>
          </table:table-cell>
          <table:table-cell office:value-type="float" office:value="6664">
            <text:p>6664</text:p>
          </table:table-cell>
          <table:table-cell office:value-type="float" office:value="7502">
            <text:p>7502</text:p>
          </table:table-cell>
          <table:table-cell office:value-type="float" office:value="823">
            <text:p>823</text:p>
          </table:table-cell>
          <table:table-cell office:value-type="float" office:value="130">
            <text:p>130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117">
            <text:p>117</text:p>
          </table:table-cell>
          <table:table-cell office:value-type="float" office:value="382">
            <text:p>382</text:p>
          </table:table-cell>
          <table:table-cell office:value-type="float" office:value="487">
            <text:p>487</text:p>
          </table:table-cell>
          <table:table-cell office:value-type="float" office:value="361">
            <text:p>361</text:p>
          </table:table-cell>
          <table:table-cell office:value-type="float" office:value="8246">
            <text:p>8246</text:p>
          </table:table-cell>
          <table:table-cell office:value-type="float" office:value="9787">
            <text:p>9787</text:p>
          </table:table-cell>
          <table:table-cell office:value-type="float" office:value="4441">
            <text:p>4441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1">
            <text:p>11</text:p>
          </table:table-cell>
          <table:table-cell table:number-columns-repeated="231"/>
        </table:table-row>
        <table:table-row table:style-name="ro2">
          <table:table-cell office:value-type="string">
            <text:p>soln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1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6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9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8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6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/>
          <table:table-cell table:number-columns-repeated="6" office:value-type="string">
            <text:p>ACTION move(west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/>
          <table:table-cell table:number-columns-repeated="2" office:value-type="string">
            <text:p>ACTION move(south)</text:p>
          </table:table-cell>
          <table:table-cell table:number-columns-repeated="2"/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ACTION move(east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8"/>
          <table:table-cell table:number-columns-repeated="2" office:value-type="string">
            <text:p>ACTION move(east)</text:p>
          </table:table-cell>
          <table:table-cell table:number-columns-repeated="2"/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17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 table:number-rows-repeated="5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15"/>
          <table:table-cell table:style-name="ce15"/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style-name="ce15" table:number-columns-repeated="3"/>
          <table:table-cell table:number-columns-repeated="21"/>
          <table:table-cell table:style-name="Default"/>
          <table:table-cell table:number-columns-repeated="230"/>
        </table:table-row>
      </table:table>
      <table:table table:name="WARGAME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6797">
            <text:p>6797</text:p>
          </table:table-cell>
          <table:table-cell office:value-type="float" office:value="3893">
            <text:p>3893</text:p>
          </table:table-cell>
          <table:table-cell office:value-type="float" office:value="6262">
            <text:p>6262</text:p>
          </table:table-cell>
          <table:table-cell office:value-type="float" office:value="4861">
            <text:p>4861</text:p>
          </table:table-cell>
          <table:table-cell office:value-type="float" office:value="1668">
            <text:p>1668</text:p>
          </table:table-cell>
          <table:table-cell office:value-type="float" office:value="8088">
            <text:p>8088</text:p>
          </table:table-cell>
          <table:table-cell office:value-type="float" office:value="2958">
            <text:p>2958</text:p>
          </table:table-cell>
          <table:table-cell office:value-type="float" office:value="831">
            <text:p>831</text:p>
          </table:table-cell>
          <table:table-cell office:value-type="float" office:value="10469">
            <text:p>10469</text:p>
          </table:table-cell>
          <table:table-cell office:value-type="float" office:value="5155">
            <text:p>5155</text:p>
          </table:table-cell>
          <table:table-cell office:value-type="float" office:value="5616">
            <text:p>5616</text:p>
          </table:table-cell>
          <table:table-cell office:value-type="float" office:value="9492">
            <text:p>9492</text:p>
          </table:table-cell>
          <table:table-cell office:value-type="float" office:value="3747">
            <text:p>3747</text:p>
          </table:table-cell>
          <table:table-cell office:value-type="float" office:value="2943">
            <text:p>2943</text:p>
          </table:table-cell>
          <table:table-cell office:value-type="float" office:value="23223">
            <text:p>23223</text:p>
          </table:table-cell>
          <table:table-cell office:value-type="float" office:value="4406">
            <text:p>4406</text:p>
          </table:table-cell>
          <table:table-cell office:value-type="float" office:value="4635">
            <text:p>4635</text:p>
          </table:table-cell>
          <table:table-cell office:value-type="float" office:value="44475">
            <text:p>44475</text:p>
          </table:table-cell>
          <table:table-cell office:value-type="float" office:value="13006">
            <text:p>13006</text:p>
          </table:table-cell>
          <table:table-cell office:value-type="float" office:value="5875">
            <text:p>5875</text:p>
          </table:table-cell>
          <table:table-cell office:value-type="float" office:value="10469">
            <text:p>10469</text:p>
          </table:table-cell>
          <table:table-cell office:value-type="float" office:value="13029">
            <text:p>13029</text:p>
          </table:table-cell>
          <table:table-cell office:value-type="float" office:value="7497">
            <text:p>7497</text:p>
          </table:table-cell>
          <table:table-cell office:value-type="float" office:value="9492">
            <text:p>9492</text:p>
          </table:table-cell>
          <table:table-cell office:value-type="float" office:value="16126">
            <text:p>16126</text:p>
          </table:table-cell>
          <table:table-cell office:value-type="float" office:value="9033">
            <text:p>9033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5" office:value-type="string">
            <text:p>Tue Aug 14 16:49:18 2007</text:p>
          </table:table-cell>
          <table:table-cell office:value-type="string">
            <text:p>Tue Aug 14 16:51:14 2007</text:p>
          </table:table-cell>
          <table:table-cell office:value-type="string">
            <text:p>Tue Aug 14 17:01:19 2007</text:p>
          </table:table-cell>
          <table:table-cell office:value-type="string">
            <text:p>Tue Aug 14 16:55:33 2007</text:p>
          </table:table-cell>
          <table:table-cell office:value-type="string">
            <text:p>Tue Aug 14 16:56:28 2007</text:p>
          </table:table-cell>
          <table:table-cell office:value-type="string">
            <text:p>Tue Aug 14 16:58:10 2007</text:p>
          </table:table-cell>
          <table:table-cell office:value-type="string">
            <text:p>Tue Aug 14 17:00:10 2007</text:p>
          </table:table-cell>
          <table:table-cell office:value-type="string">
            <text:p>Tue Aug 14 16:58:37 2007</text:p>
          </table:table-cell>
          <table:table-cell office:value-type="string">
            <text:p>Tue Aug 14 12:57:08 2007</text:p>
          </table:table-cell>
          <table:table-cell office:value-type="string">
            <text:p>Tue Aug 14 13:08:24 2007</text:p>
          </table:table-cell>
          <table:table-cell office:value-type="string">
            <text:p>Tue Aug 14 13:03:07 2007</text:p>
          </table:table-cell>
          <table:table-cell office:value-type="string">
            <text:p>Tue Aug 14 17:10:26 2007</text:p>
          </table:table-cell>
          <table:table-cell office:value-type="string">
            <text:p>Tue Aug 14 17:16:50 2007</text:p>
          </table:table-cell>
          <table:table-cell office:value-type="string">
            <text:p>Tue Aug 14 17:13:11 2007</text:p>
          </table:table-cell>
          <table:table-cell office:value-type="string">
            <text:p>Tue Aug 14 13:01:37 2007</text:p>
          </table:table-cell>
          <table:table-cell office:value-type="string">
            <text:p>Tue Aug 14 13:05:37 2007</text:p>
          </table:table-cell>
          <table:table-cell office:value-type="string">
            <text:p>Tue Aug 14 13:03:47 2007</text:p>
          </table:table-cell>
          <table:table-cell office:value-type="string">
            <text:p>Tue Aug 14 17:07:33 2007</text:p>
          </table:table-cell>
          <table:table-cell office:value-type="string">
            <text:p>Tue Aug 14 17:11:45 2007</text:p>
          </table:table-cell>
          <table:table-cell office:value-type="string">
            <text:p>Tue Aug 14 17:09:04 2007</text:p>
          </table:table-cell>
          <table:table-cell office:value-type="string">
            <text:p>Tue Aug 14 12:53:52 2007</text:p>
          </table:table-cell>
          <table:table-cell office:value-type="string">
            <text:p>Tue Aug 14 13:04:39 2007</text:p>
          </table:table-cell>
          <table:table-cell office:value-type="string">
            <text:p>Tue Aug 14 12:57:45 2007</text:p>
          </table:table-cell>
          <table:table-cell office:value-type="string">
            <text:p>Tue Aug 14 12:55:06 2007</text:p>
          </table:table-cell>
          <table:table-cell office:value-type="string">
            <text:p>Tue Aug 14 13:14:14 2007</text:p>
          </table:table-cell>
          <table:table-cell office:value-type="string">
            <text:p>Tue Aug 14 13:01:37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wyrm:/home/swinterm/GGP/scripts/wargame-tl6-1-source1.log</text:p>
          </table:table-cell>
          <table:table-cell office:value-type="string">
            <text:p>wyrm:/home/swinterm/GGP/scripts/wargame-tl6-1-source2.log</text:p>
          </table:table-cell>
          <table:table-cell office:value-type="string">
            <text:p>wyrm:/home/swinterm/GGP/scripts/wargame-tl6-1-target_no_source.log</text:p>
          </table:table-cell>
          <table:table-cell office:value-type="string">
            <text:p>wyrm:/home/swinterm/GGP/scripts/wargame-tl6-1-target_after_source.log</text:p>
          </table:table-cell>
          <table:table-cell office:value-type="string">
            <text:p>wyrm:/home/swinterm/2GGP/GGP/scripts/wargame-tl6-2-source1.log</text:p>
          </table:table-cell>
          <table:table-cell office:value-type="string">
            <text:p>wyrm:/home/swinterm/2GGP/GGP/scripts/wargame-tl6-2-source2.log</text:p>
          </table:table-cell>
          <table:table-cell office:value-type="string">
            <text:p>wyrm:/home/swinterm/2GGP/GGP/scripts/wargame-tl6-2-target_no_source.log</text:p>
          </table:table-cell>
          <table:table-cell office:value-type="string">
            <text:p>wyrm:/home/swinterm/2GGP/GGP/scripts/wargame-tl6-2-target_after_source.log</text:p>
          </table:table-cell>
          <table:table-cell office:value-type="string">
            <text:p>auk:/home/swinterm/GGP/scripts/wargame-tl7-1-source.log</text:p>
          </table:table-cell>
          <table:table-cell office:value-type="string">
            <text:p>auk:/home/swinterm/GGP/scripts/wargame-tl7-1-target_no_source.log</text:p>
          </table:table-cell>
          <table:table-cell office:value-type="string">
            <text:p>auk:/home/swinterm/GGP/scripts/wargame-tl7-1-target_after_source.log</text:p>
          </table:table-cell>
          <table:table-cell office:value-type="string">
            <text:p>badboy:/home/swinterm/GGP/scripts/wargame-tl7-2-source.log</text:p>
          </table:table-cell>
          <table:table-cell office:value-type="string">
            <text:p>badboy:/home/swinterm/GGP/scripts/wargame-tl7-2-target_no_source.log</text:p>
          </table:table-cell>
          <table:table-cell office:value-type="string">
            <text:p>badboy:/home/swinterm/GGP/scripts/wargame-tl7-2-target_after_source.log</text:p>
          </table:table-cell>
          <table:table-cell office:value-type="string">
            <text:p>grapes:/home/swinterm/GGP/scripts/wargame-tl8-1-source.log</text:p>
          </table:table-cell>
          <table:table-cell office:value-type="string">
            <text:p>grapes:/home/swinterm/GGP/scripts/wargame-tl8-1-target_no_source.log</text:p>
          </table:table-cell>
          <table:table-cell office:value-type="string">
            <text:p>grapes:/home/swinterm/GGP/scripts/wargame-tl8-1-target_after_source.log</text:p>
          </table:table-cell>
          <table:table-cell office:value-type="string">
            <text:p>refuse:/home/swinterm/GGP/scripts/wargame-tl8-2-source.log</text:p>
          </table:table-cell>
          <table:table-cell office:value-type="string">
            <text:p>refuse:/home/swinterm/GGP/scripts/wargame-tl8-2-target_no_source.log</text:p>
          </table:table-cell>
          <table:table-cell office:value-type="string">
            <text:p>refuse:/home/swinterm/GGP/scripts/wargame-tl8-2-target_after_source.log</text:p>
          </table:table-cell>
          <table:table-cell office:value-type="string">
            <text:p>smaug:/home/swinterm/GGP/scripts/wargame-tl9-1-source.log</text:p>
          </table:table-cell>
          <table:table-cell office:value-type="string">
            <text:p>smaug:/home/swinterm/GGP/scripts/wargame-tl9-1-target_no_source.log</text:p>
          </table:table-cell>
          <table:table-cell office:value-type="string">
            <text:p>smaug:/home/swinterm/GGP/scripts/wargame-tl9-1-target_after_source.log</text:p>
          </table:table-cell>
          <table:table-cell office:value-type="string">
            <text:p>smaug:/home/swinterm/2GGP/GGP/scripts/wargame-tl9-2-source.log</text:p>
          </table:table-cell>
          <table:table-cell office:value-type="string">
            <text:p>smaug:/home/swinterm/2GGP/GGP/scripts/wargame-tl9-2-target_no_source.log</text:p>
          </table:table-cell>
          <table:table-cell office:value-type="string">
            <text:p>smaug:/home/swinterm/2GGP/GGP/scripts/wargame-tl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855">
            <text:p>855</text:p>
          </table:table-cell>
          <table:table-cell office:value-type="float" office:value="497">
            <text:p>497</text:p>
          </table:table-cell>
          <table:table-cell office:value-type="float" office:value="802">
            <text:p>802</text:p>
          </table:table-cell>
          <table:table-cell office:value-type="float" office:value="615">
            <text:p>615</text:p>
          </table:table-cell>
          <table:table-cell office:value-type="float" office:value="232">
            <text:p>232</text:p>
          </table:table-cell>
          <table:table-cell office:value-type="float" office:value="1009">
            <text:p>1009</text:p>
          </table:table-cell>
          <table:table-cell office:value-type="float" office:value="382">
            <text:p>382</text:p>
          </table:table-cell>
          <table:table-cell office:value-type="float" office:value="109">
            <text:p>109</text:p>
          </table:table-cell>
          <table:table-cell office:value-type="float" office:value="1240">
            <text:p>1240</text:p>
          </table:table-cell>
          <table:table-cell office:value-type="float" office:value="632">
            <text:p>632</text:p>
          </table:table-cell>
          <table:table-cell office:value-type="float" office:value="687">
            <text:p>687</text:p>
          </table:table-cell>
          <table:table-cell office:value-type="float" office:value="1096">
            <text:p>1096</text:p>
          </table:table-cell>
          <table:table-cell office:value-type="float" office:value="480">
            <text:p>480</text:p>
          </table:table-cell>
          <table:table-cell office:value-type="float" office:value="379">
            <text:p>379</text:p>
          </table:table-cell>
          <table:table-cell office:value-type="float" office:value="2956">
            <text:p>2956</text:p>
          </table:table-cell>
          <table:table-cell office:value-type="float" office:value="562">
            <text:p>562</text:p>
          </table:table-cell>
          <table:table-cell office:value-type="float" office:value="582">
            <text:p>582</text:p>
          </table:table-cell>
          <table:table-cell office:value-type="float" office:value="5605">
            <text:p>5605</text:p>
          </table:table-cell>
          <table:table-cell office:value-type="float" office:value="1672">
            <text:p>1672</text:p>
          </table:table-cell>
          <table:table-cell office:value-type="float" office:value="779">
            <text:p>779</text:p>
          </table:table-cell>
          <table:table-cell office:value-type="float" office:value="1240">
            <text:p>1240</text:p>
          </table:table-cell>
          <table:table-cell office:value-type="float" office:value="1544">
            <text:p>1544</text:p>
          </table:table-cell>
          <table:table-cell office:value-type="float" office:value="883">
            <text:p>883</text:p>
          </table:table-cell>
          <table:table-cell office:value-type="float" office:value="1096">
            <text:p>1096</text:p>
          </table:table-cell>
          <table:table-cell office:value-type="float" office:value="1898">
            <text:p>1898</text:p>
          </table:table-cell>
          <table:table-cell office:value-type="float" office:value="1068">
            <text:p>1068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noop</text:p>
          </table:table-cell>
          <table:table-cell office:value-type="string">
            <text:p>ACTION noop</text:p>
          </table:table-cell>
          <table:table-cell table:number-columns-repeated="6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TurDUDU(south)</text:p>
          </table:table-cell>
          <table:table-cell office:value-type="string">
            <text:p>ACTION TurDUDU(south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ACTION move(west)</text:p>
          </table:table-cell>
          <table:table-cell office:value-type="string">
            <text:p>ACTION throw(north, 2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7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office:value-type="string">
            <text:p>ACTION shoot(north)</text:p>
          </table:table-cell>
          <table:table-cell office:value-type="string">
            <text:p>ACTION shoot(sou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north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east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heal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/>
          <table:table-cell office:value-type="string">
            <text:p>ACTION shoot(nor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5"/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shoot(west)</text:p>
          </table:table-cell>
          <table:table-cell table:number-columns-repeated="11"/>
          <table:table-cell office:value-type="string">
            <text:p>ACTION shoot(west)</text:p>
          </table:table-cell>
          <table:table-cell office:value-type="string">
            <text:p>ACTION XwkeBeYA(west)</text:p>
          </table:table-cell>
          <table:table-cell office:value-type="string">
            <text:p>ACTION XwkeBeYA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11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</table:table>
      <table:table table:name="ESCAPE" table:style-name="ta1" table:print="false">
        <office:forms form:automatic-focus="false" form:apply-design-mode="false"/>
        <table:table-column table:style-name="co1" table:default-cell-style-name="ce1"/>
        <table:table-column table:style-name="co37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4" table:number-columns-repeated="2" table:default-cell-style-name="Default"/>
        <table:table-column table:style-name="co13" table:number-columns-repeated="2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070">
            <text:p>24070</text:p>
          </table:table-cell>
          <table:table-cell office:value-type="float" office:value="1596">
            <text:p>1596</text:p>
          </table:table-cell>
          <table:table-cell office:value-type="float" office:value="14499">
            <text:p>14499</text:p>
          </table:table-cell>
          <table:table-cell office:value-type="float" office:value="2248">
            <text:p>2248</text:p>
          </table:table-cell>
          <table:table-cell office:value-type="float" office:value="4645">
            <text:p>4645</text:p>
          </table:table-cell>
          <table:table-cell table:number-columns-repeated="2" office:value-type="float" office:value="11320">
            <text:p>11320</text:p>
          </table:table-cell>
          <table:table-cell office:value-type="float" office:value="9312">
            <text:p>9312</text:p>
          </table:table-cell>
          <table:table-cell office:value-type="float" office:value="9280">
            <text:p>9280</text:p>
          </table:table-cell>
          <table:table-cell office:value-type="float" office:value="6907">
            <text:p>6907</text:p>
          </table:table-cell>
          <table:table-cell office:value-type="float" office:value="5026">
            <text:p>5026</text:p>
          </table:table-cell>
          <table:table-cell office:value-type="float" office:value="9280">
            <text:p>9280</text:p>
          </table:table-cell>
          <table:table-cell office:value-type="float" office:value="10774">
            <text:p>10774</text:p>
          </table:table-cell>
          <table:table-cell office:value-type="float" office:value="5831">
            <text:p>5831</text:p>
          </table:table-cell>
          <table:table-cell office:value-type="float" office:value="158006">
            <text:p>158006</text:p>
          </table:table-cell>
          <table:table-cell office:value-type="float" office:value="24067">
            <text:p>24067</text:p>
          </table:table-cell>
          <table:table-cell office:value-type="float" office:value="6667">
            <text:p>6667</text:p>
          </table:table-cell>
          <table:table-cell office:value-type="float" office:value="54025">
            <text:p>54025</text:p>
          </table:table-cell>
          <table:table-cell office:value-type="float" office:value="1393">
            <text:p>1393</text:p>
          </table:table-cell>
          <table:table-cell office:value-type="float" office:value="907">
            <text:p>907</text:p>
          </table:table-cell>
          <table:table-cell office:value-type="float" office:value="22359">
            <text:p>22359</text:p>
          </table:table-cell>
          <table:table-cell office:value-type="float" office:value="27625">
            <text:p>27625</text:p>
          </table:table-cell>
          <table:table-cell office:value-type="float" office:value="7910">
            <text:p>7910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Tue Aug 14 15:57:39 2007</text:p>
          </table:table-cell>
          <table:table-cell office:value-type="string">
            <text:p>Tue Aug 14 15:57:41 2007</text:p>
          </table:table-cell>
          <table:table-cell office:value-type="string">
            <text:p>Tue Aug 14 15:59:06 2007</text:p>
          </table:table-cell>
          <table:table-cell office:value-type="string">
            <text:p>Tue Aug 14 15:57:53 2007</text:p>
          </table:table-cell>
          <table:table-cell office:value-type="string">
            <text:p>Tue Aug 14 15:59:36 2007</text:p>
          </table:table-cell>
          <table:table-cell table:number-columns-repeated="2" office:value-type="string">
            <text:p>Tue Aug 14 16:00:14 2007</text:p>
          </table:table-cell>
          <table:table-cell office:value-type="string">
            <text:p>Tue Aug 14 16:01:10 2007</text:p>
          </table:table-cell>
          <table:table-cell office:value-type="string">
            <text:p>Tue Aug 14 16:02:19 2007</text:p>
          </table:table-cell>
          <table:table-cell office:value-type="string">
            <text:p>Tue Aug 14 16:02:48 2007</text:p>
          </table:table-cell>
          <table:table-cell office:value-type="string">
            <text:p>Tue Aug 14 16:02:32 2007</text:p>
          </table:table-cell>
          <table:table-cell office:value-type="string">
            <text:p>Tue Aug 14 16:04:34 2007</text:p>
          </table:table-cell>
          <table:table-cell office:value-type="string">
            <text:p>Tue Aug 14 16:05:23 2007</text:p>
          </table:table-cell>
          <table:table-cell office:value-type="string">
            <text:p>Tue Aug 14 16:04:53 2007</text:p>
          </table:table-cell>
          <table:table-cell office:value-type="string">
            <text:p>Tue Aug 14 17:00:48 2007</text:p>
          </table:table-cell>
          <table:table-cell office:value-type="string">
            <text:p>Tue Aug 14 17:07:38 2007</text:p>
          </table:table-cell>
          <table:table-cell office:value-type="string">
            <text:p>Tue Aug 14 17:04:33 2007</text:p>
          </table:table-cell>
          <table:table-cell office:value-type="string">
            <text:p>Tue Aug 14 17:07:47 2007</text:p>
          </table:table-cell>
          <table:table-cell office:value-type="string">
            <text:p>Tue Aug 14 17:07:53 2007</text:p>
          </table:table-cell>
          <table:table-cell office:value-type="string">
            <text:p>Tue Aug 14 17:07:50 2007</text:p>
          </table:table-cell>
          <table:table-cell office:value-type="string">
            <text:p>Tue Aug 14 16:17:10 2007</text:p>
          </table:table-cell>
          <table:table-cell office:value-type="string">
            <text:p>Tue Aug 14 16:23:18 2007</text:p>
          </table:table-cell>
          <table:table-cell office:value-type="string">
            <text:p>Tue Aug 14 16:19:23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escape-tl6-1-source1.log</text:p>
          </table:table-cell>
          <table:table-cell office:value-type="string">
            <text:p>bahamut:/home/swinterm/GGP/scripts/escape-tl6-1-source2.log</text:p>
          </table:table-cell>
          <table:table-cell office:value-type="string">
            <text:p>bahamut:/home/swinterm/GGP/scripts/escape-tl6-1-target_no_source.log</text:p>
          </table:table-cell>
          <table:table-cell office:value-type="string">
            <text:p>bahamut:/home/swinterm/GGP/scripts/escape-tl6-1-target_after_source.log</text:p>
          </table:table-cell>
          <table:table-cell office:value-type="string">
            <text:p>bahamut:/home/swinterm/GGP/scripts/escape-tl6-2-source1.log</text:p>
          </table:table-cell>
          <table:table-cell office:value-type="string">
            <text:p>bahamut:/home/swinterm/GGP/scripts/escape-tl6-2-source2.log</text:p>
          </table:table-cell>
          <table:table-cell office:value-type="string">
            <text:p>bahamut:/home/swinterm/GGP/scripts/escape-tl6-2-source2.log</text:p>
          </table:table-cell>
          <table:table-cell office:value-type="string">
            <text:p>bahamut:/home/swinterm/GGP/scripts/escape-tl6-2-target_after_source.log</text:p>
          </table:table-cell>
          <table:table-cell office:value-type="string">
            <text:p>bahamut:/home/swinterm/2GGP/GGP/scripts/escape-tl7-1-source.log</text:p>
          </table:table-cell>
          <table:table-cell office:value-type="string">
            <text:p>bahamut:/home/swinterm/2GGP/GGP/scripts/escape-tl7-1-target_no_source.log</text:p>
          </table:table-cell>
          <table:table-cell office:value-type="string">
            <text:p>bahamut:/home/swinterm/2GGP/GGP/scripts/escape-tl7-1-target_after_source.log</text:p>
          </table:table-cell>
          <table:table-cell office:value-type="string">
            <text:p>bahamut:/home/swinterm/2GGP/GGP/scripts/escape-tl7-2-source.log</text:p>
          </table:table-cell>
          <table:table-cell office:value-type="string">
            <text:p>bahamut:/home/swinterm/2GGP/GGP/scripts/escape-tl7-2-target_no_source.log</text:p>
          </table:table-cell>
          <table:table-cell office:value-type="string">
            <text:p>bahamut:/home/swinterm/2GGP/GGP/scripts/escape-tl7-2-target_after_source.log</text:p>
          </table:table-cell>
          <table:table-cell office:value-type="string">
            <text:p>bahamut:/home/swinterm/GGP/scripts/escape-tl8-1-source.log</text:p>
          </table:table-cell>
          <table:table-cell office:value-type="string">
            <text:p>bahamut:/home/swinterm/GGP/scripts/escape-tl8-1-target_no_source.log</text:p>
          </table:table-cell>
          <table:table-cell office:value-type="string">
            <text:p>bahamut:/home/swinterm/GGP/scripts/escape-tl8-1-target_after_source.log</text:p>
          </table:table-cell>
          <table:table-cell office:value-type="string">
            <text:p>wyrm:/home/swinterm/GGP/scripts/escape-tl8-2-source.log</text:p>
          </table:table-cell>
          <table:table-cell office:value-type="string">
            <text:p>wyrm:/home/swinterm/GGP/scripts/escape-tl8-2-target_no_source.log</text:p>
          </table:table-cell>
          <table:table-cell office:value-type="string">
            <text:p>wyrm:/home/swinterm/GGP/scripts/escape-tl8-2-target_after_source.log</text:p>
          </table:table-cell>
          <table:table-cell office:value-type="string">
            <text:p>bahamut:/home/swinterm/2GGP/GGP/scripts/escape-tl9-1-source.log</text:p>
          </table:table-cell>
          <table:table-cell office:value-type="string">
            <text:p>bahamut:/home/swinterm/2GGP/GGP/scripts/escape-tl9-1-target_no_source.log</text:p>
          </table:table-cell>
          <table:table-cell office:value-type="string">
            <text:p>bahamut:/home/swinterm/2GGP/GGP/scripts/escape-tl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2759">
            <text:p>2759</text:p>
          </table:table-cell>
          <table:table-cell office:value-type="float" office:value="189">
            <text:p>189</text:p>
          </table:table-cell>
          <table:table-cell office:value-type="float" office:value="1789">
            <text:p>1789</text:p>
          </table:table-cell>
          <table:table-cell office:value-type="float" office:value="289">
            <text:p>289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327">
            <text:p>1327</text:p>
          </table:table-cell>
          <table:table-cell office:value-type="float" office:value="1117">
            <text:p>1117</text:p>
          </table:table-cell>
          <table:table-cell office:value-type="float" office:value="1122">
            <text:p>1122</text:p>
          </table:table-cell>
          <table:table-cell office:value-type="float" office:value="819">
            <text:p>819</text:p>
          </table:table-cell>
          <table:table-cell office:value-type="float" office:value="599">
            <text:p>599</text:p>
          </table:table-cell>
          <table:table-cell office:value-type="float" office:value="1122">
            <text:p>1122</text:p>
          </table:table-cell>
          <table:table-cell office:value-type="float" office:value="1307">
            <text:p>1307</text:p>
          </table:table-cell>
          <table:table-cell office:value-type="float" office:value="718">
            <text:p>718</text:p>
          </table:table-cell>
          <table:table-cell office:value-type="float" office:value="20543">
            <text:p>20543</text:p>
          </table:table-cell>
          <table:table-cell office:value-type="float" office:value="3166">
            <text:p>3166</text:p>
          </table:table-cell>
          <table:table-cell office:value-type="float" office:value="888">
            <text:p>888</text:p>
          </table:table-cell>
          <table:table-cell office:value-type="float" office:value="6619">
            <text:p>6619</text:p>
          </table:table-cell>
          <table:table-cell office:value-type="float" office:value="179">
            <text:p>179</text:p>
          </table:table-cell>
          <table:table-cell office:value-type="float" office:value="117">
            <text:p>117</text:p>
          </table:table-cell>
          <table:table-cell office:value-type="float" office:value="2770">
            <text:p>2770</text:p>
          </table:table-cell>
          <table:table-cell office:value-type="float" office:value="3436">
            <text:p>3436</text:p>
          </table:table-cell>
          <table:table-cell office:value-type="float" office:value="1000">
            <text:p>1000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office:value-type="string">
            <text:p>ACTION RhgKAho(log1, log2)</text:p>
          </table:table-cell>
          <table:table-cell office:value-type="string">
            <text:p>ACTION RhgKAho(log1, log2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apply(combo1, north)</text:p>
          </table:table-cell>
          <table:table-cell office:value-type="string">
            <text:p>ACTION IVjVbTL(combo1, north)</text:p>
          </table:table-cell>
          <table:table-cell office:value-type="string">
            <text:p>ACTION IVjVbTL(combo1, 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wood1, wood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office:value-type="string">
            <text:p>ACTION combine(wood1, wood2)</text:p>
          </table:table-cell>
          <table:table-cell office:value-type="string">
            <text:p>ACTION apply(combo1, south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combine(drum1, drum2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south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west)</text:p>
          </table:table-cell>
          <table:table-cell office:value-type="string">
            <text:p>ACTION combine(log1, log2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, west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combine(log3, log4)</text:p>
          </table:table-cell>
          <table:table-cell office:value-type="string">
            <text:p>ACTION apply(combo1, north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apply(combo1, 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combine(drum1, drum2)</text:p>
          </table:table-cell>
          <table:table-cell office:value-type="string">
            <text:p>ACTION RhgKAho(drum1, drum2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5"/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apply(combo2, west)</text:p>
          </table:table-cell>
          <table:table-cell office:value-type="string">
            <text:p>ACTION IVjVbTL(combo2, 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apply(hammer1, north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apply(hammer1, 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RhgKAho(drum1, drum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IVjVbTL(combo2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table:number-columns-repeated="3"/>
          <table:table-cell office:value-type="string">
            <text:p>ACTION move(north)</text:p>
          </table:table-cell>
          <table:table-cell table:number-columns-repeated="1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14"/>
          <table:table-cell office:value-type="string">
            <text:p>ACTION IVjVbTL(hammer1, sou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IVjVbTL(hammer1, ea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</table:table>
      <table:table table:name="LEVEL10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2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office:value-type="string">
            <text:p>wargame</text:p>
          </table:table-cell>
          <table:table-cell office:value-type="string">
            <text:p>wargame</text:p>
          </table:table-cell>
          <table:table-cell office:value-type="string">
            <text:p>escape</text:p>
          </table:table-cell>
          <table:table-cell table:number-columns-repeated="3" office:value-type="string">
            <text:p>rogue</text:p>
          </table:table-cell>
          <table:table-cell office:value-type="string">
            <text:p>wargame</text:p>
          </table:table-cell>
          <table:table-cell office:value-type="string">
            <text:p>wargame</text:p>
          </table:table-cell>
          <table:table-cell office:value-type="string">
            <text:p>escape</text:p>
          </table:table-cell>
          <table:table-cell office:value-type="string">
            <text:p>wargame</text:p>
          </table:table-cell>
          <table:table-cell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office:value-type="string">
            <text:p>wargame</text:p>
          </table:table-cell>
          <table:table-cell office:value-type="string">
            <text:p>wargame</text:p>
          </table:table-cell>
          <table:table-cell table:style-name="Default"/>
          <table:table-cell table:number-columns-repeated="228"/>
        </table:table-row>
        <table:table-row table:style-name="ro2">
          <table:table-cell office:value-type="string">
            <text:p>notes</text:p>
          </table:table-cell>
          <table:table-cell table:number-columns-repeated="3"/>
          <table:table-cell office:value-type="string">
            <text:p>oom (machine?)</text:p>
          </table:table-cell>
          <table:table-cell table:number-columns-repeated="4"/>
          <table:table-cell office:value-type="string">
            <text:p>s-n-c only- txfr +</text:p>
          </table:table-cell>
          <table:table-cell table:number-columns-repeated="12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239">
            <text:p>5239</text:p>
          </table:table-cell>
          <table:table-cell table:number-columns-repeated="2" office:value-type="float" office:value="1639">
            <text:p>1639</text:p>
          </table:table-cell>
          <table:table-cell office:value-type="float" office:value="34">
            <text:p>34</text:p>
          </table:table-cell>
          <table:table-cell table:number-columns-repeated="2" office:value-type="float" office:value="3850">
            <text:p>3850</text:p>
          </table:table-cell>
          <table:table-cell office:value-type="float" office:value="1596">
            <text:p>1596</text:p>
          </table:table-cell>
          <table:table-cell office:value-type="float" office:value="1325">
            <text:p>1325</text:p>
          </table:table-cell>
          <table:table-cell/>
          <table:table-cell office:value-type="float" office:value="17916">
            <text:p>17916</text:p>
          </table:table-cell>
          <table:table-cell table:number-columns-repeated="2" office:value-type="float" office:value="1066">
            <text:p>1066</text:p>
          </table:table-cell>
          <table:table-cell office:value-type="float" office:value="54025">
            <text:p>54025</text:p>
          </table:table-cell>
          <table:table-cell table:number-columns-repeated="2" office:value-type="float" office:value="7965">
            <text:p>7965</text:p>
          </table:table-cell>
          <table:table-cell office:value-type="float" office:value="26637">
            <text:p>26637</text:p>
          </table:table-cell>
          <table:table-cell table:number-columns-repeated="2" office:value-type="float" office:value="3276">
            <text:p>3276</text:p>
          </table:table-cell>
          <table:table-cell office:value-type="float" office:value="29214">
            <text:p>29214</text:p>
          </table:table-cell>
          <table:table-cell table:number-columns-repeated="2" office:value-type="float" office:value="797">
            <text:p>797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5" office:value-type="string">
            <text:p>Fri Aug 17 14:45:28 2007</text:p>
          </table:table-cell>
          <table:table-cell office:value-type="string">
            <text:p>Fri Aug 17 14:46:21 2007</text:p>
          </table:table-cell>
          <table:table-cell office:value-type="string">
            <text:p>Fri Aug 17 14:45:56 2007</text:p>
          </table:table-cell>
          <table:table-cell office:value-type="string">
            <text:p>Wed Aug 15 16:56:01 2007</text:p>
          </table:table-cell>
          <table:table-cell office:value-type="string">
            <text:p>Thu Aug 16 00:12:45 2007</text:p>
          </table:table-cell>
          <table:table-cell office:value-type="string">
            <text:p>Thu Aug 16 00:10:59 2007</text:p>
          </table:table-cell>
          <table:table-cell office:value-type="string">
            <text:p>Fri Aug 17 14:40:11 2007</text:p>
          </table:table-cell>
          <table:table-cell office:value-type="string">
            <text:p>Fri Aug 17 14:40:19 2007</text:p>
          </table:table-cell>
          <table:table-cell office:value-type="string">
            <text:p>Fri Aug 17 14:40:12 2007</text:p>
          </table:table-cell>
          <table:table-cell office:value-type="string">
            <text:p>Fri Aug 17 14:36:24 2007</text:p>
          </table:table-cell>
          <table:table-cell office:value-type="string">
            <text:p>Fri Aug 17 14:36:53 2007</text:p>
          </table:table-cell>
          <table:table-cell office:value-type="string">
            <text:p>Fri Aug 17 14:36:39 2007</text:p>
          </table:table-cell>
          <table:table-cell office:value-type="string">
            <text:p>Fri Aug 17 10:31:51 2007</text:p>
          </table:table-cell>
          <table:table-cell office:value-type="string">
            <text:p>Fri Aug 17 10:34:34 2007</text:p>
          </table:table-cell>
          <table:table-cell office:value-type="string">
            <text:p>Fri Aug 17 10:33:13 2007</text:p>
          </table:table-cell>
          <table:table-cell office:value-type="string">
            <text:p>Fri Aug 17 10:35:42 2007</text:p>
          </table:table-cell>
          <table:table-cell office:value-type="string">
            <text:p>Fri Aug 17 10:35:56 2007</text:p>
          </table:table-cell>
          <table:table-cell office:value-type="string">
            <text:p>Fri Aug 17 10:35:49 2007</text:p>
          </table:table-cell>
          <table:table-cell office:value-type="string">
            <text:p>Fri Aug 17 14:24:14 2007</text:p>
          </table:table-cell>
          <table:table-cell office:value-type="string">
            <text:p>Fri Aug 17 14:24:36 2007</text:p>
          </table:table-cell>
          <table:table-cell office:value-type="string">
            <text:p>Fri Aug 17 14:24:26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2">
          <table:table-cell office:value-type="string">
            <text:p>where</text:p>
          </table:table-cell>
          <table:table-cell office:value-type="string">
            <text:p>bahamut:/home/swinterm/GGP/scripts/TL-Level-10-1-Source.log</text:p>
          </table:table-cell>
          <table:table-cell office:value-type="string">
            <text:p>bahamut:/home/swinterm/GGP/scripts/TL-Level-10-1-Target_no_source.log</text:p>
          </table:table-cell>
          <table:table-cell office:value-type="string">
            <text:p>bahamut:/home/swinterm/GGP/scripts/TL-Level-10-1-Target_after_source.log</text:p>
          </table:table-cell>
          <table:table-cell office:value-type="string">
            <text:p>wyrm:/home/swinterm/2GGP/GGP/scripts/TL-Level-10-2-Source.log</text:p>
          </table:table-cell>
          <table:table-cell office:value-type="string">
            <text:p>wyrm:/home/swinterm/2GGP/GGP/scripts/TL-Level-10-2-Target_no_source.log</text:p>
          </table:table-cell>
          <table:table-cell office:value-type="string">
            <text:p>wyrm:/home/swinterm/2GGP/GGP/scripts/TL-Level-10-2-Target_after_source.log</text:p>
          </table:table-cell>
          <table:table-cell office:value-type="string">
            <text:p>bahamut:/home/swinterm/GGP/scripts/TL-Level-10-3-Source.log</text:p>
          </table:table-cell>
          <table:table-cell office:value-type="string">
            <text:p>bahamut:/home/swinterm/GGP/scripts/TL-Level-10-3-Target_no_source.log</text:p>
          </table:table-cell>
          <table:table-cell office:value-type="string">
            <text:p>bahamut:/home/swinterm/GGP/scripts/TL-Level-10-3-Target_after_source.log</text:p>
          </table:table-cell>
          <table:table-cell office:value-type="string">
            <text:p>bahamut:/home/swinterm/GGP/scripts/TL-Level-10-4-Source.log</text:p>
          </table:table-cell>
          <table:table-cell office:value-type="string">
            <text:p>bahamut:/home/swinterm/GGP/scripts/TL-Level-10-4-Target_no_source.log</text:p>
          </table:table-cell>
          <table:table-cell office:value-type="string">
            <text:p>bahamut:/home/swinterm/GGP/scripts/TL-Level-10-4-Target_after_source.log</text:p>
          </table:table-cell>
          <table:table-cell office:value-type="string">
            <text:p>grapes:/home/swinterm/GGP/scripts/TL-Level-10-5-Source.log</text:p>
          </table:table-cell>
          <table:table-cell office:value-type="string">
            <text:p>grapes:/home/swinterm/GGP/scripts/TL-Level-10-5-Target_no_source.log</text:p>
          </table:table-cell>
          <table:table-cell office:value-type="string">
            <text:p>grapes:/home/swinterm/GGP/scripts/TL-Level-10-5-Target_after_source.log</text:p>
          </table:table-cell>
          <table:table-cell office:value-type="string">
            <text:p>smaug:/home/swinterm/GGP/scripts/TL-Level-10-6-Source.log</text:p>
          </table:table-cell>
          <table:table-cell office:value-type="string">
            <text:p>smaug:/home/swinterm/GGP/scripts/TL-Level-10-6-Target_no_source.log</text:p>
          </table:table-cell>
          <table:table-cell office:value-type="string">
            <text:p>smaug:/home/swinterm/GGP/scripts/TL-Level-10-6-Target_after_source.log</text:p>
          </table:table-cell>
          <table:table-cell office:value-type="string">
            <text:p>bahamut:/home/swinterm/GGP/scripts/TL-Level-10-7-Source.log</text:p>
          </table:table-cell>
          <table:table-cell office:value-type="string">
            <text:p>bahamut:/home/swinterm/GGP/scripts/TL-Level-10-7-Target_no_source.log</text:p>
          </table:table-cell>
          <table:table-cell office:value-type="string">
            <text:p>bahamut:/home/swinterm/GGP/scripts/TL-Level-10-7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59">
            <text:p>659</text:p>
          </table:table-cell>
          <table:table-cell table:number-columns-repeated="2" office:value-type="float" office:value="213">
            <text:p>213</text:p>
          </table:table-cell>
          <table:table-cell office:value-type="float" office:value="4">
            <text:p>4</text:p>
          </table:table-cell>
          <table:table-cell table:number-columns-repeated="2" office:value-type="float" office:value="491">
            <text:p>491</text:p>
          </table:table-cell>
          <table:table-cell office:value-type="float" office:value="189">
            <text:p>18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6619">
            <text:p>6619</text:p>
          </table:table-cell>
          <table:table-cell table:number-columns-repeated="2" office:value-type="float" office:value="899">
            <text:p>899</text:p>
          </table:table-cell>
          <table:table-cell office:value-type="float" office:value="3097">
            <text:p>3097</text:p>
          </table:table-cell>
          <table:table-cell table:number-columns-repeated="2" office:value-type="float" office:value="365">
            <text:p>365</text:p>
          </table:table-cell>
          <table:table-cell office:value-type="float" office:value="3280">
            <text:p>3280</text:p>
          </table:table-cell>
          <table:table-cell table:number-columns-repeated="2" office:value-type="float" office:value="103">
            <text:p>103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2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2">
          <table:table-cell office:value-type="string">
            <text:p>soln </text:p>
          </table:table-cell>
          <table:table-cell table:number-columns-repeated="3" office:value-type="string">
            <text:p>ACTION move(east)</text:p>
          </table:table-cell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/>
          <table:table-cell table:number-columns-repeated="3" office:value-type="string">
            <text:p>ACTION move(east)</text:p>
          </table:table-cell>
          <table:table-cell table:number-columns-repeated="9" office:value-type="string">
            <text:p>ACTION move(nor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shoot-monster(kestral1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shoot-monster(kestral3)</text:p>
          </table:table-cell>
          <table:table-cell/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number-columns-repeated="2"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apply(hammer1, 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read(scroll1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heal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apply(hammer1, 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3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combine(log1, log2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apply(combo1, north)</text:p>
          </table:table-cell>
          <table:table-cell table:number-columns-repeated="2"/>
          <table:table-cell office:value-type="string">
            <text:p>ACTION throw(east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west)</text:p>
          </table:table-cell>
          <table:table-cell table:number-columns-repeated="5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west)</text:p>
          </table:table-cell>
          <table:table-cell table:number-columns-repeated="2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move(north)</text:p>
          </table:table-cell>
          <table:table-cell table:number-columns-repeated="8"/>
          <table:table-cell table:style-name="Default"/>
          <table:table-cell table:number-columns-repeated="2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7">08/17/2007</text:date>, <text:time>15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8-17T15:57:45</dc:date>
    <meta:printed-by>Sam</meta:printed-by>
    <meta:print-date>2007-08-08T14:18:36</meta:print-date>
    <dc:language>en-US</dc:language>
    <meta:editing-cycles>51</meta:editing-cycles>
    <meta:editing-duration>P12DT22H11M26S</meta:editing-duration>
    <meta:user-defined meta:name="Info 1"/>
    <meta:user-defined meta:name="Info 2"/>
    <meta:user-defined meta:name="Info 3"/>
    <meta:user-defined meta:name="Info 4"/>
    <meta:document-statistic meta:table-count="5" meta:cell-count="2123"/>
  </office:meta>
</office:document-meta>
</file>